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2b589" officeooo:paragraph-rsid="0002b589"/>
    </style:style>
    <style:style style:name="P3" style:family="paragraph" style:parent-style-name="Standard">
      <style:text-properties style:font-name="Liberation Serif1" fo:language="it" fo:country="IT" officeooo:rsid="000c614e" officeooo:paragraph-rsid="001f6379"/>
    </style:style>
    <style:style style:name="P4" style:family="paragraph" style:parent-style-name="Standard">
      <style:text-properties style:font-name="Liberation Serif1" fo:language="it" fo:country="IT" officeooo:rsid="002a87ca" officeooo:paragraph-rsid="002a87ca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style:font-name="Liberation Serif1" fo:language="it" fo:country="IT" officeooo:rsid="002a87ca" officeooo:paragraph-rsid="0005b1bd"/>
    </style:style>
    <style:style style:name="P21" style:family="paragraph" style:parent-style-name="Standard">
      <style:text-properties style:font-name="Liberation Serif1" fo:language="it" fo:country="IT" officeooo:rsid="002cd1c4" officeooo:paragraph-rsid="002cd1c4"/>
    </style:style>
    <style:style style:name="T1" style:family="text">
      <style:text-properties officeooo:rsid="00135261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none" officeooo:rsid="001e7a5f"/>
    </style:style>
    <style:style style:name="T4" style:family="text">
      <style:text-properties officeooo:rsid="00270b85"/>
    </style:style>
    <style:style style:name="T5" style:family="text">
      <style:text-properties officeooo:rsid="002b65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>Elaborato per il corso di Basi di Dati</text:p>
      <text:p text:style-name="P8">A.A 2023/2024</text:p>
      <text:p text:style-name="P5"/>
      <text:p text:style-name="P5"/>
      <text:p text:style-name="P10">progetto di una base di dati per la gestione di una compagnia aerea</text:p>
      <text:p text:style-name="P10"/>
      <text:p text:style-name="P10"/>
      <text:p text:style-name="P13">Daniele Muffato</text:p>
      <text:p text:style-name="P7"><text:a xlink:type="simple" xlink:href="mailto:daniele.muffato@studio.unibo.it" text:style-name="Internet_20_link" text:visited-style-name="Visited_20_Internet_20_Link"><text:span text:style-name="T2">daniele.muffato</text:span></text:a><text:span text:style-name="T3">@</text:span><text:a xlink:type="simple" xlink:href="mailto:daniele.muffato@studio.unibo.it" text:style-name="Internet_20_link" text:visited-style-name="Visited_20_Internet_20_Link"><text:span text:style-name="T2">stud</text:span><text:span text:style-name="T3">i</text:span><text:span text:style-name="T2">o.unibo.i</text:span></text:a><text:span text:style-name="T3">t</text:span></text:p>
      <text:p text:style-name="P6">0001030438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Analisi dei requisiti</text:p>
            <text:p text:style-name="P18">Intervista</text:p>
          </table:table-cell>
          <table:table-cell table:style-name="Table1.A1" office:value-type="string">
            <text:p text:style-name="P17"/>
            <text:p text:style-name="P18">3</text:p>
          </table:table-cell>
        </table:table-row>
        <table:table-row table:style-name="Table1.1">
          <table:table-cell table:style-name="Table1.A2" office:value-type="string">
            <text:p text:style-name="P19">Progettazione concettuale</text:p>
            <text:p text:style-name="P16"/>
          </table:table-cell>
          <table:table-cell table:style-name="Table1.A2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9">Progettazione logica</text:p>
            <text:p text:style-name="P14"/>
          </table:table-cell>
          <table:table-cell table:style-name="Table1.B3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9">Progettazione dell’applicazione</text:p>
            <text:p text:style-name="P16"/>
          </table:table-cell>
          <table:table-cell table:style-name="Table1.B3">
            <text:p text:style-name="P15"/>
          </table:table-cell>
        </table:table-row>
      </table:table>
      <text:p text:style-name="P3"/>
      <text:p text:style-name="P12">Analisi dei requisiti</text:p>
      <text:p text:style-name="P2"/>
      <text:p text:style-name="P2">Si vuole realizzare un applicativo <text:span text:style-name="T5">per gestire i voli di una compagnia aerea e la vendita dei biglietti ai passeggeri.</text:span></text:p>
      <text:p text:style-name="P2"/>
      <text:p text:style-name="P9">Intervista</text:p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7.6.5.2$Linux_X86_64 LibreOffice_project/60$Build-2</meta:generator>
    <dc:date>2024-03-26T19:11:31.430890878</dc:date>
    <meta:editing-duration>PT4H37M37S</meta:editing-duration>
    <meta:editing-cycles>34</meta:editing-cycles>
    <meta:print-date>2024-03-23T15:55:12.632544733</meta:print-date>
    <meta:printed-by>PDF files</meta:printed-by>
    <meta:document-statistic meta:table-count="1" meta:image-count="0" meta:object-count="0" meta:page-count="3" meta:paragraph-count="17" meta:word-count="63" meta:character-count="433" meta:non-whitespace-character-count="385"/>
  </office:meta>
</office:document-meta>
</file>